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paragraph-rsid="00188294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188294"/>
    </style:style>
    <style:style style:name="P3" style:family="paragraph" style:parent-style-name="Standard">
      <style:paragraph-properties fo:line-height="150%" fo:text-align="justify" style:justify-single-word="false"/>
      <style:text-properties officeooo:paragraph-rsid="00191fad"/>
    </style:style>
    <style:style style:name="P4" style:family="paragraph" style:parent-style-name="Text_20_body">
      <style:text-properties style:font-name="arial"/>
    </style:style>
    <style:style style:name="P5" style:family="paragraph" style:parent-style-name="Text_20_body">
      <style:text-properties style:font-name="arial" officeooo:paragraph-rsid="00191fad"/>
    </style:style>
    <style:style style:name="P6" style:family="paragraph" style:parent-style-name="Text_20_body">
      <style:text-properties style:font-name="arial" fo:font-weight="bold" officeooo:rsid="001cdb5d" officeooo:paragraph-rsid="001cdb5d" style:font-weight-asian="bold" style:font-weight-complex="bold"/>
    </style:style>
    <style:style style:name="P7" style:family="paragraph" style:parent-style-name="Text_20_body">
      <style:text-properties style:font-name="arial" fo:font-weight="bold" officeooo:rsid="00208257" officeooo:paragraph-rsid="00208257" style:font-weight-asian="bold" style:font-weight-complex="bold"/>
    </style:style>
    <style:style style:name="P8" style:family="paragraph" style:parent-style-name="Text_20_body">
      <style:text-properties style:font-name="arial" fo:font-weight="bold" officeooo:rsid="002449f1" officeooo:paragraph-rsid="002449f1" style:font-weight-asian="bold" style:font-weight-complex="bold"/>
    </style:style>
    <style:style style:name="P9" style:family="paragraph" style:parent-style-name="Text_20_body">
      <style:text-properties style:font-name="arial" fo:font-weight="normal" officeooo:rsid="00191fad" officeooo:paragraph-rsid="00191fad" style:font-weight-asian="normal" style:font-weight-complex="normal"/>
    </style:style>
    <style:style style:name="P10" style:family="paragraph" style:parent-style-name="Text_20_body">
      <style:text-properties style:font-name="arial" fo:font-weight="normal" officeooo:rsid="001ddfe2" officeooo:paragraph-rsid="001cdb5d" style:font-weight-asian="normal" style:font-weight-complex="normal"/>
    </style:style>
    <style:style style:name="P11" style:family="paragraph" style:parent-style-name="Text_20_body">
      <style:text-properties officeooo:paragraph-rsid="001adcec"/>
    </style:style>
    <style:style style:name="P12" style:family="paragraph" style:parent-style-name="Text_20_body">
      <style:text-properties fo:font-weight="bold" officeooo:rsid="00208257" officeooo:paragraph-rsid="00208257" style:font-weight-asian="bold" style:font-weight-complex="bold"/>
    </style:style>
    <style:style style:name="P13" style:family="paragraph" style:parent-style-name="Text_20_body">
      <style:text-properties officeooo:paragraph-rsid="001cdb5d"/>
    </style:style>
    <style:style style:name="P14" style:family="paragraph" style:parent-style-name="Text_20_body">
      <style:text-properties style:font-name="arial" fo:font-weight="normal" officeooo:rsid="002484cd" officeooo:paragraph-rsid="002484cd" style:font-weight-asian="normal" style:font-weight-complex="normal"/>
    </style:style>
    <style:style style:name="P15" style:family="paragraph" style:parent-style-name="Text_20_body">
      <style:text-properties style:font-name="arial" fo:font-weight="bold" officeooo:rsid="00257dca" officeooo:paragraph-rsid="00277c71" style:font-weight-asian="bold" style:font-weight-complex="bold"/>
    </style:style>
    <style:style style:name="T1" style:family="text">
      <style:text-properties fo:font-variant="normal" fo:text-transform="none" fo:color="#333333" style:font-name="arial" fo:font-size="14pt" fo:letter-spacing="normal" fo:font-style="normal" fo:font-weight="bold" officeooo:rsid="00188294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" style:family="text">
      <style:text-properties fo:font-variant="normal" fo:text-transform="none" fo:color="#333333" style:font-name="arial" fo:font-size="12pt" fo:letter-spacing="normal" fo:font-style="normal" fo:font-weight="normal" officeooo:rsid="00188294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3" style:family="text">
      <style:text-properties fo:font-variant="normal" fo:text-transform="none" fo:color="#333333" style:font-name="arial" fo:font-size="12pt" fo:letter-spacing="normal" fo:font-style="normal" fo:font-weight="normal" officeooo:rsid="00191fad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4" style:family="text">
      <style:text-properties fo:font-variant="normal" fo:text-transform="none" fo:color="#333333" style:font-name="arial" fo:font-size="12pt" fo:letter-spacing="normal" fo:font-style="normal" fo:font-weight="bold" officeooo:rsid="00188294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5" style:family="text">
      <style:text-properties fo:font-variant="normal" fo:text-transform="none" fo:color="#333333" style:font-name="arial" fo:font-size="12pt" fo:letter-spacing="normal" fo:font-style="normal" fo:font-weight="bold" officeooo:rsid="00191fad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1fad" style:font-weight-asian="normal" style:font-weight-complex="normal"/>
    </style:style>
    <style:style style:name="T8" style:family="text">
      <style:text-properties fo:font-weight="normal" officeooo:rsid="001ddfe2" style:font-weight-asian="normal" style:font-weight-complex="normal"/>
    </style:style>
    <style:style style:name="T9" style:family="text">
      <style:text-properties fo:font-weight="normal" officeooo:rsid="002449f1" style:font-weight-asian="normal" style:font-weight-complex="normal"/>
    </style:style>
    <style:style style:name="T10" style:family="text">
      <style:text-properties fo:font-weight="normal" officeooo:rsid="002484cd" style:font-weight-asian="normal" style:font-weight-complex="normal"/>
    </style:style>
    <style:style style:name="T11" style:family="text">
      <style:text-properties fo:font-weight="normal" officeooo:rsid="00277c71" style:font-weight-asian="normal" style:font-weight-complex="normal"/>
    </style:style>
    <style:style style:name="T12" style:family="text">
      <style:text-properties fo:font-weight="bold" officeooo:rsid="00191fad" style:font-weight-asian="bold" style:font-weight-complex="bold"/>
    </style:style>
    <style:style style:name="T13" style:family="text">
      <style:text-properties style:font-name="arial"/>
    </style:style>
    <style:style style:name="T14" style:family="text">
      <style:text-properties style:font-name="arial" fo:font-weight="bold" officeooo:rsid="001adcec" style:font-weight-asian="bold" style:font-weight-complex="bold"/>
    </style:style>
    <style:style style:name="T15" style:family="text">
      <style:text-properties style:font-name="arial" fo:font-weight="normal" style:font-weight-asian="normal" style:font-weight-complex="normal"/>
    </style:style>
    <style:style style:name="T16" style:family="text">
      <style:text-properties style:font-name="arial" fo:font-weight="normal" officeooo:rsid="001adcec" style:font-weight-asian="normal" style:font-weight-complex="normal"/>
    </style:style>
    <style:style style:name="T17" style:family="text">
      <style:text-properties style:font-name="arial" fo:font-weight="normal" officeooo:rsid="001cdb5d" style:font-weight-asian="normal" style:font-weight-complex="normal"/>
    </style:style>
    <style:style style:name="T18" style:family="text">
      <style:text-properties style:font-name="arial" fo:font-weight="normal" officeooo:rsid="001ddfe2" style:font-weight-asian="normal" style:font-weight-complex="normal"/>
    </style:style>
    <style:style style:name="T19" style:family="text">
      <style:text-properties style:font-name="arial" fo:font-weight="normal" officeooo:rsid="001f9811" style:font-weight-asian="normal" style:font-weight-complex="normal"/>
    </style:style>
    <style:style style:name="T20" style:family="text">
      <style:text-properties style:font-name="arial" officeooo:rsid="001ddfe2"/>
    </style:style>
    <style:style style:name="T21" style:family="text">
      <style:text-properties officeooo:rsid="001ddfe2"/>
    </style:style>
    <style:style style:name="T22" style:family="text">
      <style:text-properties officeooo:rsid="00277c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<text:span text:style-name="T1">Resumo JavaScript</text:span></text:span></text:p>
      <text:p text:style-name="P2"><text:span text:style-name="Emphasis"><text:span text:style-name="T4">Tabela verdade: </text:span></text:span><text:span text:style-name="Emphasis"><text:span text:style-name="T3">D</text:span></text:span><text:span text:style-name="Emphasis"><text:span text:style-name="T2">ispositivo utilizado no estudo da lógica matemática para saber quando uma sentença é verdadeira ou falsa.</text:span></text:span></text:p>
      <text:p text:style-name="P2"><text:span text:style-name="Emphasis"><text:span text:style-name="T2"/></text:span></text:p>
      <text:p text:style-name="P2"><text:span text:style-name="Emphasis"><text:span text:style-name="T4">AND</text:span></text:span><text:span text:style-name="Emphasis"><text:span text:style-name="T2">: </text:span></text:span><text:span text:style-name="Emphasis"><text:span text:style-name="T3">O</text:span></text:span><text:span text:style-name="Emphasis"><text:span text:style-name="T2">perador (‘e’) resulta em True (verdadeiro) quando ambos operandos são verdadeiros.</text:span></text:span></text:p>
      <text:p text:style-name="P2"><text:span text:style-name="Emphasis"><text:span text:style-name="T2"/></text:span></text:p>
      <text:p text:style-name="P2"><text:span text:style-name="Emphasis"><text:span text:style-name="T4">OR: </text:span></text:span><text:span text:style-name="Emphasis"><text:span text:style-name="T3">O</text:span></text:span><text:span text:style-name="Emphasis"><text:span text:style-name="T2">perador OR (‘ou’) resulta em True caso pelo menos um dos operandos for verdadeiro.</text:span></text:span></text:p>
      <text:p text:style-name="P2"><text:span text:style-name="Emphasis"><text:span text:style-name="T2"/></text:span></text:p>
      <text:p text:style-name="P2"><text:span text:style-name="Emphasis"><text:span text:style-name="T4">NOT: </text:span></text:span><text:span text:style-name="Emphasis"><text:span text:style-name="T3">O</text:span></text:span><text:span text:style-name="Emphasis"><text:span text:style-name="T2">perador NOT (‘não’) é unário. Seu resultado é sempre contrário (negação) do operando.</text:span></text:span></text:p>
      <text:p text:style-name="P2"><text:span text:style-name="Emphasis"><text:span text:style-name="T2"/></text:span></text:p>
      <text:p text:style-name="P3"><text:span text:style-name="Emphasis"><text:span text:style-name="T5">if...else:</text:span></text:span><text:span text:style-name="Emphasis"><text:span text:style-name="T3"> A instrução if sozinha realiza uma ação indicada somente quando a condição for verdadeira, caso contrário, a ação é ignorada. Já a instrução de seleção if...else, é u,a instrução dupla, permitindo especificar uma ação alternativa quando a condição é falsa. </text:span></text:span></text:p>
      <text:p text:style-name="P4"/>
      <text:p text:style-name="P5"><text:span text:style-name="T12">if...else aninhados:</text:span><text:span text:style-name="T7"> permite testar várias condições, selecionando a primeira verdadeira ou parando na falsa.</text:span></text:p>
      <text:p text:style-name="P9"/>
      <text:p text:style-name="P11"><text:span text:style-name="T14">SWITCH: </text:span><text:span text:style-name="T16">Similar a if...else aninhado, a instrução switch pode testar múltiplos casos </text:span><text:span text:style-name="T17">(case)</text:span><text:span text:style-name="T16">.</text:span><text:line-break/></text:p>
      <text:p text:style-name="P6">Array:<text:span text:style-name="T6"> <text:s/>Estruturas de dados consistido em dados do mesmo tipo relacionados.</text:span></text:p>
      <text:p text:style-name="P6"><text:span text:style-name="T6">Arrays tem largura fixa (sempre mantêm o mesmo comprimento) embora uma referência de comprimento </text:span><text:span text:style-name="T8">diferente</text:span><text:span text:style-name="T6"> possa ser atribuída à </text:span><text:span text:style-name="T8">variável</text:span><text:span text:style-name="T6"> de array.</text:span></text:p>
      <text:p text:style-name="P6"><text:span text:style-name="T8">-U</text:span><text:span text:style-name="T6">m array é um grupo de variáveis.</text:span></text:p>
      <text:p text:style-name="P6"><text:span text:style-name="T6">-</text:span><text:span text:style-name="T8">Um programa pode chamar qualquer elemento de um array com uma expressão de acesso que consiste no nome do array seguido pelo índice do elemento dentro de colchetes([ ]). </text:span><text:span text:style-name="T21">MeyArray[0]</text:span></text:p>
      <text:p text:style-name="P6"><text:span text:style-name="T6">-</text:span><text:span text:style-name="T8">O primeiro elemento de cada array tem sempre o índice 0.</text:span></text:p>
      <text:p text:style-name="P13"><text:span text:style-name="T18">-Um objeto array conhece seu próprio comprimento e armazena essa informação em uma variável chamada length (</text:span><text:span text:style-name="T19">comprimento</text:span><text:span text:style-name="T18">).</text:span></text:p>
      <text:p text:style-name="P10"/>
      <text:p text:style-name="P12"><text:span text:style-name="T20">O</text:span><text:span text:style-name="T13">perador de incremento unário:</text:span><text:span text:style-name="T15"> ++ adiciona 1 ao valor de uma variável numérica.</text:span></text:p>
      <text:p text:style-name="P12"><text:soft-page-break/><text:span text:style-name="T13">Operador de decremento unário: </text:span><text:span text:style-name="T15">– – subtrai 1 do valor de uma variável numérica.</text:span></text:p>
      <text:p text:style-name="P10"/>
      <text:p text:style-name="P7">Instrução de repetição for: <text:s/><text:span text:style-name="T9">Especifica os detalhes da repetição controlada por contador em uma única linha.</text:span></text:p>
      <text:p text:style-name="P8"><text:span text:style-name="T6">Quando a instrução for é iniciada, o programa verifica a condição de continuação do loop é verdadeira. Caso sim, o corpo do loop será executado, e então a expressão de </text:span><text:span text:style-name="T10">i</text:span><text:span text:style-name="T6">ncremento. </text:span><text:span text:style-name="T10">Então o teste que determina se o loop deve continuar é realizado novamente para definir se o programa continuará com a próxima</text:span><text:span text:style-name="T6"> <text:s/></text:span><text:span text:style-name="T10">interação.</text:span></text:p>
      <text:p text:style-name="P14">for(x=0; x&lt;=y; x++&gt;) / for(inicialização; condiçãoDeContinuação; incremento)</text:p>
      <text:p text:style-name="P14">console.log(x) / instrução</text:p>
      <text:p text:style-name="P14">x (variável de controle).</text:p>
      <text:p text:style-name="P14">0 (valor inicial da variável de controle (não necessariamente 0)).</text:p>
      <text:p text:style-name="P14">x++/- -x (valor de incremento ou decremento polo qual a variável de controle é modificada a cada iteração do loop).</text:p>
      <text:p text:style-name="P14">y (condição de continuação do loop que determina se o loop deve continuar.</text:p>
      <text:p text:style-name="P14"/>
      <text:p text:style-name="P15">While: <text:span text:style-name="T11">Uma instrução de repetição (loop) similar a instrução for, que permite especificar se o programa deve continuar a repetir uma ação <text:s/>enquanto a condição for verdadeira, e termina quando a condição se torna falsa e a primeira instrução depois depois da instrução de repetição é executada.</text:span></text:p>
      <text:p text:style-name="P15"><text:span text:style-name="T11"/></text:p>
      <text:p text:style-name="P15"><text:span text:style-name="T22">do</text:span><text:span text:style-name="T11">...</text:span><text:span text:style-name="T22">while:</text:span><text:span text:style-name="T11"> Uma variação do loop while. Essa instrução executa um bloco de uma vez, antes de verificar se a condição é verdadeira, então a repetição continuará enquantoa condição for verdadeir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23:55:22.595050047</meta:creation-date>
    <meta:editing-duration>PT30M27S</meta:editing-duration>
    <meta:editing-cycles>9</meta:editing-cycles>
    <meta:generator>LibreOffice/6.1.5.2$Linux_X86_64 LibreOffice_project/10$Build-2</meta:generator>
    <dc:date>2020-10-17T13:38:52.676430387</dc:date>
    <meta:document-statistic meta:table-count="0" meta:image-count="0" meta:object-count="0" meta:page-count="2" meta:paragraph-count="26" meta:word-count="456" meta:character-count="2945" meta:non-whitespace-character-count="2506"/>
  </office:meta>
</office:document-meta>
</file>